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338c3" officeooo:paragraph-rsid="001338c3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38c9" officeooo:paragraph-rsid="001538c9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54dd0" officeooo:paragraph-rsid="00154dd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54dd0" officeooo:paragraph-rsid="00159f79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154dd0" officeooo:paragraph-rsid="00154dd0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154dd0" officeooo:paragraph-rsid="0017628c" style:font-weight-asian="bold" style:font-weight-complex="bold"/>
    </style:style>
    <style:style style:name="T1" style:family="text">
      <style:text-properties officeooo:rsid="0015131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131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59f79" style:font-weight-asian="normal" style:font-weight-complex="normal"/>
    </style:style>
    <style:style style:name="T7" style:family="text">
      <style:text-properties style:text-underline-style="none" fo:font-weight="normal" officeooo:rsid="0017628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 – A Python Oddity</text:p>
      <text:p text:style-name="P1">Consider the following code and output</text:p>
      <text:p text:style-name="P1">&gt;&gt;&gt; a = [1, 2, 3]</text:p>
      <text:p text:style-name="P1">&gt;&gt;&gt; b = a</text:p>
      <text:p text:style-name="P1">&gt;&gt;&gt; a[0] = 99</text:p>
      <text:p text:style-name="P1">&gt;&gt;&gt; a</text:p>
      <text:p text:style-name="P1">[99, 2, 3]</text:p>
      <text:p text:style-name="P1">&gt;&gt;&gt; b</text:p>
      <text:p text:style-name="P1">[99, 2, 3]</text:p>
      <text:p text:style-name="P1">In other words, a change in a leads to a change in b . This can confuse Python newbies.</text:p>
      <text:p text:style-name="P1">1. Explain, in your own words, why this happens.</text:p>
      <text:p text:style-name="P1"/>
      <text:p text:style-name="P1"><text:span text:style-name="T4">Answer: </text:span>This happens because <text:span text:style-name="T2">a</text:span> is not assigned a specific value, instead it becomes a pointer <text:span text:style-name="T1">to the list.</text:span> <text:span text:style-name="T2">b</text:span> <text:span text:style-name="T1">is equal to </text:span><text:span text:style-name="T3">a</text:span><text:span text:style-name="T1"> making it a pointer as well</text:span> which is referencing this list. Because <text:span text:style-name="T2">b</text:span> and <text:span text:style-name="T2">a</text:span> <text:span text:style-name="T1">are both pointers to this list, any change in </text:span><text:span text:style-name="T3">a</text:span><text:span text:style-name="T1"> will change the list, changing </text:span><text:span text:style-name="T3">b</text:span>.</text:p>
      <text:p text:style-name="P1"/>
      <text:p text:style-name="P1"/>
      <text:p text:style-name="P1">2. Offer two ways by which one could produce a second list b with the same values as a . At least</text:p>
      <text:p text:style-name="P1">one of these should require no more than one expression. For reference, an expression is just a</text:p>
      <text:p text:style-name="P1">composition of arithmetic or other operations, e.g., sin(a**2)/4.0+1 .</text:p>
      <text:p text:style-name="P1"/>
      <text:p text:style-name="P2">Answer: <text:span text:style-name="T5">use the following commands</text:span></text:p>
      <text:p text:style-name="P2"><text:span text:style-name="T5">1)</text:span></text:p>
      <text:p text:style-name="P3"><text:span text:style-name="T5">a = [1, 2, 3]</text:span></text:p>
      <text:p text:style-name="P3"><text:span text:style-name="T5">b=list(a)</text:span></text:p>
      <text:p text:style-name="P3"><text:span text:style-name="T5"/></text:p>
      <text:p text:style-name="P3"><text:span text:style-name="T5">This will make a second list for b that is equal to list a.</text:span></text:p>
      <text:p text:style-name="P3"><text:span text:style-name="T5"/></text:p>
      <text:p text:style-name="P3"><text:span text:style-name="T5">2)</text:span></text:p>
      <text:p text:style-name="P4"><text:span text:style-name="T5">a = [1, 2, 3]</text:span></text:p>
      <text:p text:style-name="P5"><text:span text:style-name="Source_20_Text"><text:span text:style-name="T6">b</text:span></text:span><text:span text:style-name="Source_20_Text"><text:span text:style-name="T5"> = </text:span></text:span><text:span text:style-name="Source_20_Text"><text:span text:style-name="T6">a</text:span></text:span><text:span text:style-name="Source_20_Text"><text:span text:style-name="T5">[:]</text:span></text:span></text:p>
      <text:p text:style-name="P5"><text:span text:style-name="Source_20_Text"><text:span text:style-name="T5"/></text:span></text:p>
      <text:p text:style-name="P6"><text:span text:style-name="Source_20_Text"><text:span text:style-name="T7">This command will also make a second list for b that is equal to list a.</text:span></text:span></text:p>
      <text:p text:style-name="P3"><text:span text:style-name="T5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20:57:45.175268260</meta:creation-date>
    <dc:date>2016-09-18T21:28:37.546836539</dc:date>
    <meta:editing-duration>PT20M40S</meta:editing-duration>
    <meta:editing-cycles>5</meta:editing-cycles>
    <meta:generator>LibreOffice/5.1.2.2$Linux_X86_64 LibreOffice_project/10m0$Build-2</meta:generator>
    <meta:document-statistic meta:table-count="0" meta:image-count="0" meta:object-count="0" meta:page-count="1" meta:paragraph-count="24" meta:word-count="217" meta:character-count="1023" meta:non-whitespace-character-count="829"/>
  </office:meta>
</office:document-meta>
</file>